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paragraph-rsid="001931b1"/>
    </style:style>
    <style:style style:name="T1" style:family="text">
      <style:text-properties officeooo:rsid="001931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Emphasis">Bonjour,</text:span></text:p>
      <text:p text:style-name="Text_20_body"><text:span text:style-name="Emphasis">Je vous remercie pour le travail réalisé. Néanmoins nous avons découvert qu’il manquait une fonctionnalité importante que nous aimerions développer. Combien de temps cela vous prendrait-il ?</text:span></text:p>
      <text:p text:style-name="Text_20_body"><text:span text:style-name="Emphasis">Nous avons également remarqué des dysfonctionnements (rien n’apparaît lorsque nous lançons Internet Explorer). Nos développeurs ont essayé de résoudre les bugs mais en vain, apparemment. Ils viennent de me dire de vous contacter car les tests sont cassés (je ne sais pas ce que cela signifie mais je transmets) et menacent la production (ça, j'ai bien compris - ils ont travaillé directement sur le site en ligne !).</text:span></text:p>
      <text:p text:style-name="Text_20_body"><text:span text:style-name="Emphasis">C’est tout pour aujourd’hui.</text:span></text:p>
      <text:p text:style-name="Text_20_body"><text:span text:style-name="Emphasis">Merci.</text:span></text:p>
      <text:p text:style-name="Text_20_body"><text:span text:style-name="Emphasis">Cordialement,</text:span></text:p>
      <text:p text:style-name="Text_20_body"><text:span text:style-name="Emphasis">Dona Jimena</text:span>”</text:p>
      <text:p text:style-name="P1"><text:span text:style-name="T1">Réponse 1 (</text:span>première réponse prenant bien note de la menace en production <text:span text:style-name="T1">) :</text:span></text:p>
      <text:p text:style-name="P1"/>
      <text:p text:style-name="P1"><text:span text:style-name="T1">Réponse 2 (</text:span>seconde réponse informant de la correction <text:span text:style-name="T1">du bug</text:span> <text:span text:style-name="T1">)</text:span></text:p>
      <text:p text:style-name="P1"/>
      <text:p text:style-name="P1"><text:span text:style-name="T1">Réponse 3 (</text:span>troisième réponse présentant votre nouveau travail : ajout de la fonctionnalité demandé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2T14:01:36.599000000</dc:date>
    <meta:editing-duration>PT2M10S</meta:editing-duration>
    <meta:editing-cycles>2</meta:editing-cycles>
    <meta:generator>LibreOffice/7.2.4.1$Windows_X86_64 LibreOffice_project/27d75539669ac387bb498e35313b970b7fe9c4f9</meta:generator>
    <meta:document-statistic meta:table-count="0" meta:image-count="0" meta:object-count="0" meta:page-count="1" meta:paragraph-count="10" meta:word-count="143" meta:character-count="912" meta:non-whitespace-character-count="779"/>
  </office:meta>
</office:document-meta>
</file>